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cyb14138</text:h>
      <text:h text:outline-level="2" text:style-name="Heading_2" text:is-list-header="true">Table structure for table cw_job</text:h>
      <table:table table:name="cw_job_structure">
        <table:table-column table:number-columns-repeated="4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job_number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job_descriptio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w_job</text:h>
      <table:table table:name="cw_job_structure">
        <table:table-column table:number-columns-repeated="7"/>
        <table:table-row>
          <table:table-cell office:value-type="string">
            <text:p>company_id</text:p>
          </table:table-cell>
          <table:table-cell office:value-type="string">
            <text:p>company_name</text:p>
          </table:table-cell>
          <table:table-cell office:value-type="string">
            <text:p>job_number</text:p>
          </table:table-cell>
          <table:table-cell office:value-type="string">
            <text:p>job_description</text:p>
          </table:table-cell>
          <table:table-cell office:value-type="string">
            <text:p>start_date</text:p>
          </table:table-cell>
          <table:table-cell office:value-type="string">
            <text:p>end_date</text:p>
          </table:table-cell>
          <table:table-cell office:value-type="string">
            <text:p>month_payment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VacFix</text:p>
          </table:table-cell>
          <table:table-cell office:value-type="float" office:value="6">
            <text:p>6</text:p>
          </table:table-cell>
          <table:table-cell office:value-type="string">
            <text:p>Test fire alarm</text:p>
          </table:table-cell>
          <table:table-cell office:value-type="string">
            <text:p>2015-02-09</text:p>
          </table:table-cell>
          <table:table-cell office:value-type="string">
            <text:p>2015-08-21</text:p>
          </table:table-cell>
          <table:table-cell office:value-type="float" office:value="1200">
            <text:p>1200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VacFix</text:p>
          </table:table-cell>
          <table:table-cell office:value-type="float" office:value="8">
            <text:p>8</text:p>
          </table:table-cell>
          <table:table-cell office:value-type="string">
            <text:p>Repair lift</text:p>
          </table:table-cell>
          <table:table-cell office:value-type="string">
            <text:p>2015-07-15</text:p>
          </table:table-cell>
          <table:table-cell office:value-type="string">
            <text:p>2015-09-28</text:p>
          </table:table-cell>
          <table:table-cell office:value-type="float" office:value="900">
            <text:p>900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0.10deb1</meta:generator>
    <meta:initial-creator>phpMyAdmin 4.0.10deb1</meta:initial-creator>
    <meta:creation-date>2015-05-08T02:44:08</meta:creation-date>
  </office:meta>
</office:document-meta>
</file>